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Kayttö-ohje</text:h>
      <text:p text:style-name="Text_20_body">Vindinium-bottia voi ajaa harjoitus- tai kilpailumoodissa. Harjoitusmoodissa vastustajat ovat randombotteja, jotka liikkuvat satunnaiseen suuntaan. Kilpailumoodissa vastustajat ovat muiden koodaamia botteja. Nämä ottelut tallennetaan Vindiniumin sivulla, ja ne vaikuttavat botin rankingiin.</text:p>
      <text:p text:style-name="Text_20_body">Harjoitusmoodi aloitetaan Windowsilla ajamalla run_training.bat ja kilpailumoodi ajamalla run_competive.bat. Nämä löytyvät kansiosta <text:s/>vindinium-client-master\target . .bat filen pitäisi avata selaimessa peli Vindinium.org sivulla. Botin tekemä logi löytyy logs/app.log tiedostosta. </text:p>
      <text:p text:style-name="Text_20_body">Linux tuki tulee kun jaksan tehdä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40S</meta:editing-duration>
    <meta:editing-cycles>9</meta:editing-cycles>
    <meta:generator>OpenOffice/4.1.1$Win32 OpenOffice.org_project/411m6$Build-9775</meta:generator>
    <dc:date>2015-09-27T23:51:57.40</dc:date>
    <dc:creator>Atte Walden</dc:creator>
    <meta:document-statistic meta:table-count="0" meta:image-count="0" meta:object-count="0" meta:page-count="1" meta:paragraph-count="4" meta:word-count="65" meta:character-count="618"/>
    <meta:user-defined meta:name="Info 1"/>
    <meta:user-defined meta:name="Info 2"/>
    <meta:user-defined meta:name="Info 3"/>
    <meta:user-defined meta:name="Info 4"/>
  </office:meta>
</office:document-meta>
</file>